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6488" officeooo:paragraph-rsid="001b6488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6488" officeooo:paragraph-rsid="001b6488"/>
    </style:style>
    <style:style style:name="P3" style:family="paragraph" style:parent-style-name="Standard">
      <style:paragraph-properties fo:text-align="end" style:justify-single-word="false" style:writing-mode="rl-tb"/>
      <style:text-properties style:text-position="0% 100%" officeooo:rsid="001b6488" officeooo:paragraph-rsid="001b6488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b6488" officeooo:paragraph-rsid="001b6488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d1525" officeooo:paragraph-rsid="001d1525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da86d" officeooo:paragraph-rsid="001da86d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e76c5" officeooo:paragraph-rsid="001e76c5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d1525" officeooo:paragraph-rsid="001d1525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da86d" officeooo:paragraph-rsid="001da86d"/>
    </style:style>
    <style:style style:name="P10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gr1" style:family="graphic">
      <style:graphic-properties draw:textarea-horizontal-align="justify" draw:textarea-vertical-align="middle" draw:auto-grow-height="false" fo:min-height="0.0945in" fo:min-width="2.0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752in" fo:min-width="1.9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945in" fo:min-width="1.8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9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هدی علی خاصی<text:tab/><text:tab/><text:tab/><text:tab/>9530483</text:p>
      <text:p text:style-name="P1"/>
      <text:p text:style-name="P1">12.3 ::</text:p>
      <text:p text:style-name="P2">We study two methods for integrity protection with encryption.</text:p>
      <text:p text:style-name="P2">1. Assume we apply a technique for combined encryption and integrity protection</text:p>
      <text:p text:style-name="P2">in which a ciphertext c is computed as</text:p>
      <text:p text:style-name="P2">c = e<text:span text:style-name="T1">k</text:span>(x || h(x))</text:p>
      <text:p text:style-name="P2">where h() is a hash function. This technique is not suited for encryption with</text:p>
      <text:p text:style-name="P2">stream ciphers if the attacker knows the whole plaintext x. Explain exactly how</text:p>
      <text:p text:style-name="P2">an active attacker can now replace x by an arbitrary x’ of his/her choosing and</text:p>
      <text:p text:style-name="P2">compute c’ such that the receiver will verify the message correctly. Assume that</text:p>
      <text:p text:style-name="P2">x and x’ are of equal length. Will this attack work too if the encryption is done</text:p>
      <text:p text:style-name="P2">with a one-time pad?</text:p>
      <text:p text:style-name="P1"/>
      <text:p text:style-name="P1">چون حمله کننده متن اصلی x را می داند، میتواند کلید را به راحتی از روی c استخراج کند. برای مثال اگر e<text:span text:style-name="T1">k</text:span><text:span text:style-name="T2">= x xor k بنابراین از روی c و با محاسبه ی c xor (x||h(x)) میتواند k را به دست بیاورد.(چون x را دارد میتواند h(x) را به راحتی محاسبه کند)</text:span></text:p>
      <text:p text:style-name="P3">حال با داشتن k میتواند یک متن دلخواه ‘x انتخاب کرده و h(x’) ر امحاسبه کند و نهایتاً با استفاده از k بیاید و c’ جدید را محاسبه کند و آن را برای فرد ارسال کند.</text:p>
      <text:p text:style-name="P3"/>
      <text:p text:style-name="P3">حتی اگر با one-time pad نیز این عمل انجام شده باشد چنین حمله ای به شخص active attack میتواند رخ دهد</text:p>
      <text:p text:style-name="P3"/>
      <text:p text:style-name="P2">2. Is the attack still applicable if the checksum is computed using a keyed hash</text:p>
      <text:p text:style-name="P2">function such as a MAC:</text:p>
      <text:p text:style-name="P2">c = e <text:span text:style-name="T1">k1</text:span> (x || MAC <text:span text:style-name="T1">k2</text:span> (x))</text:p>
      <text:p text:style-name="P2">Assume that e() is a stream cipher as above.</text:p>
      <text:p text:style-name="P1"/>
      <text:p text:style-name="P1">خیر. زیرا با داشتن x تنها میتوان کلید k1 را استخراج کرد(مشابه بالا) و چون کلید k2 را ندارد نمیتواند به محاسبه ی MAC(x) بپردازد و نمیتواند با xor کردن دوباره قسمت انتهایی کلید k1 را استخراج کند. (با فرض اینکه طول x برابر L باشد میتواند L بیت اول k1 را استراج کند ولی نمیتواند بیت‌های بعدی k1 را استخراج کند)</text:p>
      <text:p text:style-name="P1"/>
      <text:p text:style-name="P1"/>
      <text:p text:style-name="P5">13.9::</text:p>
      <text:p text:style-name="P5">1.</text:p>
      <text:p text:style-name="P8">1Mbit/s * 2 * 60 * 60 = 7200 Mbit = 900 Mbyte = 0.9 Gbyte</text:p>
      <text:p text:style-name="P6">2. اگر کاربر بتواند در 10 دقیقه یک کلید را پیدا کند پس در 30 روز میتواند</text:p>
      <text:p text:style-name="P9">30 * 24 * 60 / 10 = 4320</text:p>
      <text:p text:style-name="P6">کلید را پیدا کند. پس یک فیلم 2 ساعته باید بیش تر از 4320 کلید مختلف داشته باشد</text:p>
      <text:p text:style-name="P9">2 * 60 * 60 / 4320 = 1.6 sec</text:p>
      <text:p text:style-name="P6">پس حداقل هر 1.6 ثانیه باید یک کلید جدید تنظیم شود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3.17::</text:p>
      <text:p text:style-name="P7"/>
      <text:p text:style-name="P7"><draw:frame text:anchor-type="paragraph" draw:z-index="1" draw:name="Shape2" draw:style-name="gr2" draw:text-style-name="P10" svg:width="1.2248in" svg:height="1.374in" svg:x="5.1602in" svg:y="0.0925in"><draw:text-box><text:p>A</text:p><text:p/><text:p>Y = k<text:span text:style-name="T3">e</text:span></text:p></draw:text-box></draw:frame><draw:frame text:anchor-type="paragraph" draw:z-index="2" draw:name="Shape3" draw:style-name="gr3" draw:text-style-name="P10" svg:width="0.715in" svg:height="0.2197in" svg:x="3.2602in" svg:y="0.1752in"><draw:text-box><text:p>CertB</text:p></draw:text-box></draw:frame></text:p>
      <text:p text:style-name="P7"><text:tab/><text:tab/><text:tab/>B</text:p>
      <text:p text:style-name="P7"><draw:custom-shape text:anchor-type="paragraph" draw:z-index="0" draw:name="Shape1" draw:style-name="gr1" svg:width="2.3394in" svg:height="0.1894in" svg:x="2.6252in" svg:y="0.0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certB=[(ID<text:span text:style-name="T1">b</text:span><text:span text:style-name="T2">, e), sign(ID</text:span><text:span text:style-name="T1">b</text:span><text:span text:style-name="T2">, e)</text:span>]</text:p>
      <text:p text:style-name="P7"><draw:custom-shape text:anchor-type="paragraph" draw:z-index="3" draw:name="Shape4" draw:style-name="gr4" svg:width="2.2449in" svg:height="0.1496in" svg:x="2.6252in" svg:y="0.91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5" draw:style-name="gr5" draw:text-style-name="P10" svg:width="0.8717in" svg:height="0.3697in" svg:x="3.1272in" svg:y="0.6528in"><draw:text-box><text:p>Y</text:p></draw:text-box></draw:frame><draw:frame text:anchor-type="paragraph" draw:z-index="5" draw:name="Shape6" draw:style-name="gr6" draw:text-style-name="P10" svg:width="0.9976in" svg:height="0.565in" svg:x="0.8035in" svg:y="0.802in"><draw:text-box><text:p>K = Y<text:span text:style-name="T3">d</text:span></text:p></draw:text-box></draw:frame><draw:custom-shape text:anchor-type="paragraph" draw:z-index="6" draw:name="Shape7" draw:style-name="gr7" svg:width="2.1039in" svg:height="0.1886in" svg:x="2.6016in" svg:y="1.704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" draw:name="Shape8" draw:style-name="gr8" draw:text-style-name="P10" svg:width="0.9031in" svg:height="0.4949in" svg:x="5.4661in" svg:y="1.5791in"><draw:text-box><text:p>Z = AES<text:span text:style-name="T4">k</text:span>(x)</text:p></draw:text-box></draw:frame><draw:frame text:anchor-type="paragraph" draw:z-index="8" draw:name="Shape8" draw:style-name="gr8" draw:text-style-name="P10" svg:width="1.124in" svg:height="0.4949in" svg:x="0.7012in" svg:y="1.6102in"><draw:text-box><text:p>x = AES<text:span text:style-name="T4">k </text:span><text:span text:style-name="T3">-1</text:span>(z)</text:p></draw:text-box></draw:frame><draw:frame text:anchor-type="paragraph" draw:z-index="9" draw:name="Shape8" draw:style-name="gr8" draw:text-style-name="P10" svg:width="0.9031in" svg:height="0.4949in" svg:x="3.0799in" svg:y="1.4618in"><draw:text-box><text:p>Z</text:p></draw:text-box></draw:frame><text:tab/><text:tab/><text:tab/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9:14:42.318587829</meta:creation-date>
    <meta:editing-duration>PT9M33S</meta:editing-duration>
    <meta:editing-cycles>3</meta:editing-cycles>
    <meta:generator>LibreOffice/6.0.7.3$Linux_X86_64 LibreOffice_project/00m0$Build-3</meta:generator>
    <dc:date>2019-06-15T10:15:22.822702517</dc:date>
    <meta:document-statistic meta:table-count="0" meta:image-count="0" meta:object-count="0" meta:page-count="2" meta:paragraph-count="32" meta:word-count="416" meta:character-count="1976" meta:non-whitespace-character-count="1582"/>
  </office:meta>
</office:document-meta>
</file>